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4498" calcext:value-type="float">
            <text:p>-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78984" calcext:value-type="float">
            <text:p>-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08752" calcext:value-type="float">
            <text:p>-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36768" calcext:value-type="float">
            <text:p>-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17184" calcext:value-type="float">
            <text:p>-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45328" calcext:value-type="float">
            <text:p>-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06872" calcext:value-type="float">
            <text:p>-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98312" calcext:value-type="float">
            <text:p>-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5752" calcext:value-type="float">
            <text:p>-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10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4896" calcext:value-type="float">
            <text:p>-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7-2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9544" calcext:value-type="float">
            <text:p>-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10504" calcext:value-type="float">
            <text:p>-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37936" calcext:value-type="float">
            <text:p>-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4-2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07456" calcext:value-type="float">
            <text:p>-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2-0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20944" calcext:value-type="float">
            <text:p>-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11-0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55056" calcext:value-type="float">
            <text:p>-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8-0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80024" calcext:value-type="float">
            <text:p>-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6-0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83656" calcext:value-type="float">
            <text:p>-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5-1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48376" calcext:value-type="float">
            <text:p>-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1-26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09336" calcext:value-type="float">
            <text:p>-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11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66536" calcext:value-type="float">
            <text:p>-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8-09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23864" calcext:value-type="float">
            <text:p>-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5-0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32424" calcext:value-type="float">
            <text:p>-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1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1672" calcext:value-type="float">
            <text:p>-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90464" calcext:value-type="float">
            <text:p>-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11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7568" calcext:value-type="float">
            <text:p>-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8-12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24448" calcext:value-type="float">
            <text:p>-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5-13 0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7088" calcext:value-type="float">
            <text:p>-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2-0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11-1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26328" calcext:value-type="float">
            <text:p>-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8-0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56352" calcext:value-type="float">
            <text:p>-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4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20816" calcext:value-type="float">
            <text:p>-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1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03112" calcext:value-type="float">
            <text:p>-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69584" calcext:value-type="float">
            <text:p>-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5188" calcext:value-type="float">
            <text:p>-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1-0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78144" calcext:value-type="float">
            <text:p>-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8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95264" calcext:value-type="float">
            <text:p>-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7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58688" calcext:value-type="float">
            <text:p>-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1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03112" calcext:value-type="float">
            <text:p>-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1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85992" calcext:value-type="float">
            <text:p>-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8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39688" calcext:value-type="float">
            <text:p>-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5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4332" calcext:value-type="float">
            <text:p>-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2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73216" calcext:value-type="float">
            <text:p>-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37224" calcext:value-type="float">
            <text:p>-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11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07328" calcext:value-type="float">
            <text:p>-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8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31128" calcext:value-type="float">
            <text:p>-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5-1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95136" calcext:value-type="float">
            <text:p>-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3-1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01232" calcext:value-type="float">
            <text:p>-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2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10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92672" calcext:value-type="float">
            <text:p>-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8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6712" calcext:value-type="float">
            <text:p>-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5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43904" calcext:value-type="float">
            <text:p>-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2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69584" calcext:value-type="float">
            <text:p>-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11-2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738" calcext:value-type="float">
            <text:p>-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8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79896" calcext:value-type="float">
            <text:p>-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5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72048" calcext:value-type="float">
            <text:p>-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2-19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3288" calcext:value-type="float">
            <text:p>-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10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7652" calcext:value-type="float">
            <text:p>-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8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5-0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4144" calcext:value-type="float">
            <text:p>-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1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86576" calcext:value-type="float">
            <text:p>-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11-0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2432" calcext:value-type="float">
            <text:p>-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8-0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18352" calcext:value-type="float">
            <text:p>-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5-0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48248" calcext:value-type="float">
            <text:p>-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2-0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24448" calcext:value-type="float">
            <text:p>-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11-0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75552" calcext:value-type="float">
            <text:p>-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8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38976" calcext:value-type="float">
            <text:p>-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5-0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8236" calcext:value-type="float">
            <text:p>-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2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78016" calcext:value-type="float">
            <text:p>-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11-0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8236" calcext:value-type="float">
            <text:p>-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8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64656" calcext:value-type="float">
            <text:p>-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5-0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61152" calcext:value-type="float">
            <text:p>-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2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4812" calcext:value-type="float">
            <text:p>-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51096" calcext:value-type="float">
            <text:p>-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8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3288" calcext:value-type="float">
            <text:p>-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81648" calcext:value-type="float">
            <text:p>-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2-0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1764" calcext:value-type="float">
            <text:p>-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11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45784" calcext:value-type="float">
            <text:p>-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69456" calcext:value-type="float">
            <text:p>-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5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3956" calcext:value-type="float">
            <text:p>-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1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3288" calcext:value-type="float">
            <text:p>-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11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30416" calcext:value-type="float">
            <text:p>-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8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60312" calcext:value-type="float">
            <text:p>-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5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12712" calcext:value-type="float">
            <text:p>-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63944" calcext:value-type="float">
            <text:p>-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11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79184" calcext:value-type="float">
            <text:p>-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8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0052" calcext:value-type="float">
            <text:p>-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5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21856" calcext:value-type="float">
            <text:p>-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2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85864" calcext:value-type="float">
            <text:p>-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11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98056" calcext:value-type="float">
            <text:p>-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8-0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1576" calcext:value-type="float">
            <text:p>-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5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4812" calcext:value-type="float">
            <text:p>-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2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0908" calcext:value-type="float">
            <text:p>-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11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87744" calcext:value-type="float">
            <text:p>-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8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25816" calcext:value-type="float">
            <text:p>-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5-07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25816" calcext:value-type="float">
            <text:p>-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2-1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25816" calcext:value-type="float">
            <text:p>-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22768" calcext:value-type="float">
            <text:p>-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09408" calcext:value-type="float">
            <text:p>-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02072" calcext:value-type="float">
            <text:p>-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22768" calcext:value-type="float">
            <text:p>-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6816" calcext:value-type="float">
            <text:p>-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48576" calcext:value-type="float">
            <text:p>-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47208" calcext:value-type="float">
            <text:p>-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5-0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16728" calcext:value-type="float">
            <text:p>-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2-1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21528" calcext:value-type="float">
            <text:p>-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9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93696" calcext:value-type="float">
            <text:p>-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52208" calcext:value-type="float">
            <text:p>-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6984" calcext:value-type="float">
            <text:p>-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78016" calcext:value-type="float">
            <text:p>-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22312" calcext:value-type="float">
            <text:p>-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2036" calcext:value-type="float">
            <text:p>-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586192" calcext:value-type="float">
            <text:p>-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2624" calcext:value-type="float">
            <text:p>-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78016" calcext:value-type="float">
            <text:p>-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6984" calcext:value-type="float">
            <text:p>-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24448" calcext:value-type="float">
            <text:p>-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15232" calcext:value-type="float">
            <text:p>-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73928" calcext:value-type="float">
            <text:p>-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78016" calcext:value-type="float">
            <text:p>-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548" calcext:value-type="float">
            <text:p>-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82104" calcext:value-type="float">
            <text:p>-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6252" calcext:value-type="float">
            <text:p>-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6252" calcext:value-type="float">
            <text:p>-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305776" calcext:value-type="float">
            <text:p>-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305776" calcext:value-type="float">
            <text:p>-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58888" calcext:value-type="float">
            <text:p>-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46624" calcext:value-type="float">
            <text:p>-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67704" calcext:value-type="float">
            <text:p>-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18224" calcext:value-type="float">
            <text:p>-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58432" calcext:value-type="float">
            <text:p>-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22312" calcext:value-type="float">
            <text:p>-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31584" calcext:value-type="float">
            <text:p>-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741896" calcext:value-type="float">
            <text:p>-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2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35672" calcext:value-type="float">
            <text:p>-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0" meta:object-count="0"/>
    <meta:user-defined meta:name="AppVersion">3.0</meta:user-defined>
  </office:meta>
</office:document-meta>
</file>